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1" table:default-cell-style-name="ce3"/>
        <table:table-row table:style-name="ro1">
          <table:table-cell table:style-name="ce1" office:value-type="string" calcext:value-type="string">
            <text:p>RRMSE Between Solved X and True X using variable Beta and PSF bounds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Beta</text:p>
          </table:table-cell>
          <table:table-cell table:style-name="ce4" office:value-type="string" calcext:value-type="string">
            <text:p>3x3 PSF</text:p>
          </table:table-cell>
          <table:table-cell table:style-name="ce2" office:value-type="string" calcext:value-type="string">
            <text:p>5x5 PSF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49361" calcext:value-type="float">
            <text:p>0.6493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4678" calcext:value-type="float">
            <text:p>0.614678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602075" calcext:value-type="float">
            <text:p>0.602075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599096" calcext:value-type="float">
            <text:p>0.599096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59053" calcext:value-type="float">
            <text:p>0.590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60812" calcext:value-type="float">
            <text:p>0.5608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2938" calcext:value-type="float">
            <text:p>0.492938</text:p>
          </table:table-cell>
          <table:table-cell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6" office:value-type="float" office:value="0.396422" calcext:value-type="float">
            <text:p>0.39642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6T11:39:19.153503770</meta:creation-date>
    <dc:date>2022-05-06T17:06:10.070048801</dc:date>
    <meta:editing-duration>PT2H55M49S</meta:editing-duration>
    <meta:editing-cycles>1</meta:editing-cycles>
    <meta:document-statistic meta:table-count="1" meta:cell-count="20" meta:object-count="0"/>
    <meta:generator>LibreOffice/7.3.2.2$Linux_X86_64 LibreOffice_project/30$Build-2</meta:generator>
  </office:meta>
</office:document-meta>
</file>